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61" table:style-name="ce1">
            <text:p>1961</text:p>
          </table:table-cell>
          <table:table-cell office:value-type="float" office:value="7" table:formula="of:=COUNTIF([.A:.A];[.D1])" table:style-name="ce1">
            <text:p>7</text:p>
          </table:table-cell>
          <table:table-cell office:value-type="float" office:value="1" table:formula="of:=8-[.E1]" table:style-name="ce1">
            <text:p>1</text:p>
          </table:table-cell>
          <table:table-cell office:value-type="float" office:value="38" table:formula="of:=SUM([.F:.F])" table:style-name="ce2">
            <text:p>38</text:p>
          </table:table-cell>
          <table:table-cell office:value-type="float" office:value="85" table:style-name="ce2">
            <text:p>85</text:p>
          </table:table-cell>
          <table:table-cell office:value-type="float" office:value="10000" table:style-name="ce1">
            <text:p>10000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61" table:style-name="ce1">
            <text:p>19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2" table:style-name="ce1">
            <text:p>1962</text:p>
          </table:table-cell>
          <table:table-cell office:value-type="float" office:value="6" table:formula="of:=COUNTIF([.A:.A];[.D2])" table:style-name="ce1">
            <text:p>6</text:p>
          </table:table-cell>
          <table:table-cell office:value-type="float" office:value="2" table:formula="of:=8-[.E2]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63" table:style-name="ce1">
            <text:p>1963</text:p>
          </table:table-cell>
          <table:table-cell office:value-type="float" office:value="4" table:formula="of:=COUNTIF([.A:.A];[.D3])" table:style-name="ce1">
            <text:p>4</text:p>
          </table:table-cell>
          <table:table-cell office:value-type="float" office:value="4" table:formula="of:=8-[.E3]" table:style-name="ce1">
            <text:p>4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1" table:style-name="ce1">
            <text:p>196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964" table:style-name="ce1">
            <text:p>1964</text:p>
          </table:table-cell>
          <table:table-cell office:value-type="float" office:value="8" table:formula="of:=COUNTIF([.A:.A];[.D4])" table:style-name="ce1">
            <text:p>8</text:p>
          </table:table-cell>
          <table:table-cell office:value-type="float" office:value="0" table:formula="of:=8-[.E4]" table:style-name="ce1">
            <text:p>0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1" table:style-name="ce1">
            <text:p>196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65" table:style-name="ce1">
            <text:p>1965</text:p>
          </table:table-cell>
          <table:table-cell office:value-type="float" office:value="7" table:formula="of:=COUNTIF([.A:.A];[.D5])" table:style-name="ce1">
            <text:p>7</text:p>
          </table:table-cell>
          <table:table-cell office:value-type="float" office:value="1" table:formula="of:=8-[.E5]" table:style-name="ce1">
            <text:p>1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1" table:style-name="ce1">
            <text:p>196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966" table:style-name="ce1">
            <text:p>1966</text:p>
          </table:table-cell>
          <table:table-cell office:value-type="float" office:value="7" table:formula="of:=COUNTIF([.A:.A];[.D6])" table:style-name="ce1">
            <text:p>7</text:p>
          </table:table-cell>
          <table:table-cell office:value-type="float" office:value="1" table:formula="of:=8-[.E6]" table:style-name="ce1">
            <text:p>1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1" table:style-name="ce1">
            <text:p>196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967" table:style-name="ce1">
            <text:p>1967</text:p>
          </table:table-cell>
          <table:table-cell office:value-type="float" office:value="8" table:formula="of:=COUNTIF([.A:.A];[.D7])" table:style-name="ce1">
            <text:p>8</text:p>
          </table:table-cell>
          <table:table-cell office:value-type="float" office:value="0" table:formula="of:=8-[.E7]" table:style-name="ce1">
            <text:p>0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2" table:style-name="ce1">
            <text:p>196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68" table:style-name="ce1">
            <text:p>1968</text:p>
          </table:table-cell>
          <table:table-cell office:value-type="float" office:value="8" table:formula="of:=COUNTIF([.A:.A];[.D8])" table:style-name="ce1">
            <text:p>8</text:p>
          </table:table-cell>
          <table:table-cell office:value-type="float" office:value="0" table:formula="of:=8-[.E8]" table:style-name="ce1">
            <text:p>0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2" table:style-name="ce1">
            <text:p>19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69" table:style-name="ce1">
            <text:p>1969</text:p>
          </table:table-cell>
          <table:table-cell office:value-type="float" office:value="7" table:formula="of:=COUNTIF([.A:.A];[.D9])" table:style-name="ce1">
            <text:p>7</text:p>
          </table:table-cell>
          <table:table-cell office:value-type="float" office:value="1" table:formula="of:=8-[.E9]" table:style-name="ce1">
            <text:p>1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2" table:style-name="ce1">
            <text:p>196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70" table:style-name="ce1">
            <text:p>1970</text:p>
          </table:table-cell>
          <table:table-cell office:value-type="float" office:value="7" table:formula="of:=COUNTIF([.A:.A];[.D10])" table:style-name="ce1">
            <text:p>7</text:p>
          </table:table-cell>
          <table:table-cell office:value-type="float" office:value="1" table:formula="of:=8-[.E10]" table:style-name="ce1">
            <text:p>1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2" table:style-name="ce1">
            <text:p>196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float" office:value="7" table:formula="of:=COUNTIF([.A:.A];[.D11])" table:style-name="ce1">
            <text:p>7</text:p>
          </table:table-cell>
          <table:table-cell office:value-type="float" office:value="1" table:formula="of:=8-[.E11]" table:style-name="ce1">
            <text:p>1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2" table:style-name="ce1">
            <text:p>196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float" office:value="8" table:formula="of:=COUNTIF([.A:.A];[.D12])" table:style-name="ce1">
            <text:p>8</text:p>
          </table:table-cell>
          <table:table-cell office:value-type="float" office:value="0" table:formula="of:=8-[.E12]" table:style-name="ce1">
            <text:p>0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2" table:style-name="ce1">
            <text:p>196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973" table:style-name="ce1">
            <text:p>1973</text:p>
          </table:table-cell>
          <table:table-cell office:value-type="float" office:value="8" table:formula="of:=COUNTIF([.A:.A];[.D13])" table:style-name="ce1">
            <text:p>8</text:p>
          </table:table-cell>
          <table:table-cell office:value-type="float" office:value="0" table:formula="of:=8-[.E13]" table:style-name="ce1">
            <text:p>0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3" table:style-name="ce1">
            <text:p>196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float" office:value="7" table:formula="of:=COUNTIF([.A:.A];[.D14])" table:style-name="ce1">
            <text:p>7</text:p>
          </table:table-cell>
          <table:table-cell office:value-type="float" office:value="1" table:formula="of:=8-[.E14]" table:style-name="ce1">
            <text:p>1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3" table:style-name="ce1">
            <text:p>196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75" table:style-name="ce1">
            <text:p>1975</text:p>
          </table:table-cell>
          <table:table-cell office:value-type="float" office:value="6" table:formula="of:=COUNTIF([.A:.A];[.D15])" table:style-name="ce1">
            <text:p>6</text:p>
          </table:table-cell>
          <table:table-cell office:value-type="float" office:value="2" table:formula="of:=8-[.E15]" table:style-name="ce1">
            <text:p>2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float" office:value="1963" table:style-name="ce1">
            <text:p>196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976" table:style-name="ce1">
            <text:p>1976</text:p>
          </table:table-cell>
          <table:table-cell office:value-type="float" office:value="8" table:formula="of:=COUNTIF([.A:.A];[.D16])" table:style-name="ce1">
            <text:p>8</text:p>
          </table:table-cell>
          <table:table-cell office:value-type="float" office:value="0" table:formula="of:=8-[.E16]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float" office:value="4" table:formula="of:=COUNTIF([.A:.A];[.D17])" table:style-name="ce1">
            <text:p>4</text:p>
          </table:table-cell>
          <table:table-cell office:value-type="float" office:value="4" table:formula="of:=8-[.E17]" table:style-name="ce1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4" table:style-name="ce1">
            <text:p>19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8" table:formula="of:=COUNTIF([.A:.A];[.D18])" table:style-name="ce1">
            <text:p>8</text:p>
          </table:table-cell>
          <table:table-cell office:value-type="float" office:value="0" table:formula="of:=8-[.E18]" table:style-name="ce1">
            <text:p>0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4" table:style-name="ce1">
            <text:p>19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79" table:style-name="ce1">
            <text:p>1979</text:p>
          </table:table-cell>
          <table:table-cell office:value-type="float" office:value="8" table:formula="of:=COUNTIF([.A:.A];[.D19])" table:style-name="ce1">
            <text:p>8</text:p>
          </table:table-cell>
          <table:table-cell office:value-type="float" office:value="0" table:formula="of:=8-[.E19]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4" table:formula="of:=COUNTIF([.A:.A];[.D20])" table:style-name="ce1">
            <text:p>4</text:p>
          </table:table-cell>
          <table:table-cell office:value-type="float" office:value="4" table:formula="of:=8-[.E20]" table:style-name="ce1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4" table:style-name="ce1">
            <text:p>196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981" table:style-name="ce1">
            <text:p>1981</text:p>
          </table:table-cell>
          <table:table-cell office:value-type="float" office:value="8" table:formula="of:=COUNTIF([.A:.A];[.D21])" table:style-name="ce1">
            <text:p>8</text:p>
          </table:table-cell>
          <table:table-cell office:value-type="float" office:value="0" table:formula="of:=8-[.E21]" table:style-name="ce1">
            <text:p>0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4" table:style-name="ce1">
            <text:p>196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float" office:value="8" table:formula="of:=COUNTIF([.A:.A];[.D22])" table:style-name="ce1">
            <text:p>8</text:p>
          </table:table-cell>
          <table:table-cell office:value-type="float" office:value="0" table:formula="of:=8-[.E22]" table:style-name="ce1">
            <text:p>0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4" table:style-name="ce1">
            <text:p>196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83" table:style-name="ce1">
            <text:p>1983</text:p>
          </table:table-cell>
          <table:table-cell office:value-type="float" office:value="7" table:formula="of:=COUNTIF([.A:.A];[.D23])" table:style-name="ce1">
            <text:p>7</text:p>
          </table:table-cell>
          <table:table-cell office:value-type="float" office:value="1" table:formula="of:=8-[.E23]" table:style-name="ce1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4" table:style-name="ce1">
            <text:p>196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984" table:style-name="ce1">
            <text:p>1984</text:p>
          </table:table-cell>
          <table:table-cell office:value-type="float" office:value="6" table:formula="of:=COUNTIF([.A:.A];[.D24])" table:style-name="ce1">
            <text:p>6</text:p>
          </table:table-cell>
          <table:table-cell office:value-type="float" office:value="2" table:formula="of:=8-[.E24]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985" table:style-name="ce1">
            <text:p>1985</text:p>
          </table:table-cell>
          <table:table-cell office:value-type="float" office:value="4" table:formula="of:=COUNTIF([.A:.A];[.D25])" table:style-name="ce1">
            <text:p>4</text:p>
          </table:table-cell>
          <table:table-cell office:value-type="float" office:value="4" table:formula="of:=8-[.E25]" table:style-name="ce1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5" table:style-name="ce1">
            <text:p>196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6" table:formula="of:=COUNTIF([.A:.A];[.D26])" table:style-name="ce1">
            <text:p>6</text:p>
          </table:table-cell>
          <table:table-cell office:value-type="float" office:value="2" table:formula="of:=8-[.E26]" table:style-name="ce1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5" table:style-name="ce1">
            <text:p>19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float" office:value="7" table:formula="of:=COUNTIF([.A:.A];[.D27])" table:style-name="ce1">
            <text:p>7</text:p>
          </table:table-cell>
          <table:table-cell office:value-type="float" office:value="1" table:formula="of:=8-[.E27]" table:style-name="ce1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5" table:style-name="ce1">
            <text:p>196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office:value-type="float" office:value="7" table:formula="of:=COUNTIF([.A:.A];[.D28])" table:style-name="ce1">
            <text:p>7</text:p>
          </table:table-cell>
          <table:table-cell office:value-type="float" office:value="1" table:formula="of:=8-[.E28]" table:style-name="ce1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5" table:style-name="ce1">
            <text:p>196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989" table:style-name="ce1">
            <text:p>1989</text:p>
          </table:table-cell>
          <table:table-cell office:value-type="float" office:value="6" table:formula="of:=COUNTIF([.A:.A];[.D29])" table:style-name="ce1">
            <text:p>6</text:p>
          </table:table-cell>
          <table:table-cell office:value-type="float" office:value="2" table:formula="of:=8-[.E29]" table:style-name="ce1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5" table:style-name="ce1">
            <text:p>196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90" table:style-name="ce1">
            <text:p>1990</text:p>
          </table:table-cell>
          <table:table-cell office:value-type="float" office:value="7" table:formula="of:=COUNTIF([.A:.A];[.D30])" table:style-name="ce1">
            <text:p>7</text:p>
          </table:table-cell>
          <table:table-cell office:value-type="float" office:value="1" table:formula="of:=8-[.E30]" table:style-name="ce1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5" table:style-name="ce1">
            <text:p>196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991" table:style-name="ce1">
            <text:p>1991</text:p>
          </table:table-cell>
          <table:table-cell office:value-type="float" office:value="7" table:formula="of:=COUNTIF([.A:.A];[.D31])" table:style-name="ce1">
            <text:p>7</text:p>
          </table:table-cell>
          <table:table-cell office:value-type="float" office:value="1" table:formula="of:=8-[.E31]" table:style-name="ce1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float" office:value="1965" table:style-name="ce1">
            <text:p>196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 table:visibility="filter">
          <table:table-cell office:value-type="float" office:value="1966" table:style-name="ce1">
            <text:p>196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6" table:style-name="ce1">
            <text:p>19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6" table:style-name="ce1">
            <text:p>196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6" table:style-name="ce1">
            <text:p>196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6" table:style-name="ce1">
            <text:p>196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6" table:style-name="ce1">
            <text:p>196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6" table:style-name="ce1">
            <text:p>196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7" table:style-name="ce1">
            <text:p>1967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8" table:style-name="ce1">
            <text:p>196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9" table:style-name="ce1">
            <text:p>196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9" table:style-name="ce1">
            <text:p>196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9" table:style-name="ce1">
            <text:p>196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9" table:style-name="ce1">
            <text:p>196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9" table:style-name="ce1">
            <text:p>196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9" table:style-name="ce1">
            <text:p>196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69" table:style-name="ce1">
            <text:p>196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0" table:style-name="ce1">
            <text:p>197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0" table:style-name="ce1">
            <text:p>197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0" table:style-name="ce1">
            <text:p>197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0" table:style-name="ce1">
            <text:p>197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0" table:style-name="ce1">
            <text:p>197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0" table:style-name="ce1">
            <text:p>197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0" table:style-name="ce1">
            <text:p>197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1" table:style-name="ce1">
            <text:p>197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1" table:style-name="ce1">
            <text:p>19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1" table:style-name="ce1">
            <text:p>197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1" table:style-name="ce1">
            <text:p>197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1" table:style-name="ce1">
            <text:p>197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1" table:style-name="ce1">
            <text:p>197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1" table:style-name="ce1">
            <text:p>197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2" table:style-name="ce1">
            <text:p>197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3" table:style-name="ce1">
            <text:p>197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4" table:style-name="ce1">
            <text:p>197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4" table:style-name="ce1">
            <text:p>19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4" table:style-name="ce1">
            <text:p>197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4" table:style-name="ce1">
            <text:p>197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4" table:style-name="ce1">
            <text:p>197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4" table:style-name="ce1">
            <text:p>197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4" table:style-name="ce1">
            <text:p>197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5" table:style-name="ce1">
            <text:p>19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5" table:style-name="ce1">
            <text:p>197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5" table:style-name="ce1">
            <text:p>197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5" table:style-name="ce1">
            <text:p>197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5" table:style-name="ce1">
            <text:p>197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5" table:style-name="ce1">
            <text:p>197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6" table:style-name="ce1">
            <text:p>197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7" table:style-name="ce1">
            <text:p>197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7" table:style-name="ce1">
            <text:p>19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7" table:style-name="ce1">
            <text:p>197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7" table:style-name="ce1">
            <text:p>1977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8" table:style-name="ce1">
            <text:p>197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79" table:style-name="ce1">
            <text:p>197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0" table:style-name="ce1">
            <text:p>198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0" table:style-name="ce1">
            <text:p>198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0" table:style-name="ce1">
            <text:p>198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0" table:style-name="ce1">
            <text:p>198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1" table:style-name="ce1">
            <text:p>198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2" table:style-name="ce1">
            <text:p>198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3" table:style-name="ce1">
            <text:p>198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3" table:style-name="ce1">
            <text:p>19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3" table:style-name="ce1">
            <text:p>198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3" table:style-name="ce1">
            <text:p>198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3" table:style-name="ce1">
            <text:p>198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3" table:style-name="ce1">
            <text:p>198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3" table:style-name="ce1">
            <text:p>198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4" table:style-name="ce1">
            <text:p>198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4" table:style-name="ce1">
            <text:p>19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4" table:style-name="ce1">
            <text:p>198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4" table:style-name="ce1">
            <text:p>198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4" table:style-name="ce1">
            <text:p>198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4" table:style-name="ce1">
            <text:p>198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5" table:style-name="ce1">
            <text:p>198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5" table:style-name="ce1">
            <text:p>198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5" table:style-name="ce1">
            <text:p>198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5" table:style-name="ce1">
            <text:p>198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6" table:style-name="ce1">
            <text:p>19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6" table:style-name="ce1">
            <text:p>198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6" table:style-name="ce1">
            <text:p>198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6" table:style-name="ce1">
            <text:p>198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6" table:style-name="ce1">
            <text:p>198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7" table:style-name="ce1">
            <text:p>19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7" table:style-name="ce1">
            <text:p>198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7" table:style-name="ce1">
            <text:p>198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7" table:style-name="ce1">
            <text:p>198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7" table:style-name="ce1">
            <text:p>198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7" table:style-name="ce1">
            <text:p>198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8" table:style-name="ce1">
            <text:p>19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8" table:style-name="ce1">
            <text:p>198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8" table:style-name="ce1">
            <text:p>198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8" table:style-name="ce1">
            <text:p>198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8" table:style-name="ce1">
            <text:p>198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8" table:style-name="ce1">
            <text:p>198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9" table:style-name="ce1">
            <text:p>198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9" table:style-name="ce1">
            <text:p>198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9" table:style-name="ce1">
            <text:p>198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9" table:style-name="ce1">
            <text:p>198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9" table:style-name="ce1">
            <text:p>198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89" table:style-name="ce1">
            <text:p>198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0" table:style-name="ce1">
            <text:p>19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0" table:style-name="ce1">
            <text:p>199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0" table:style-name="ce1">
            <text:p>199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0" table:style-name="ce1">
            <text:p>199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0" table:style-name="ce1">
            <text:p>199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0" table:style-name="ce1">
            <text:p>199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1" table:style-name="ce1">
            <text:p>199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1" table:style-name="ce1">
            <text:p>199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1" table:style-name="ce1">
            <text:p>199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1" table:style-name="ce1">
            <text:p>199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1" table:style-name="ce1">
            <text:p>199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 table:visibility="filter">
          <table:table-cell office:value-type="float" office:value="1991" table:style-name="ce1">
            <text:p>199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14" table:style-name="ro1" table:visibility="filter">
          <table:table-cell table:number-columns-repeated="16384" table:style-name="ce1"/>
        </table:table-row>
        <table:table-row table:number-rows-repeated="96" table:style-name="ro1" table:visibility="filter">
          <table:table-cell table:number-columns-repeated="16384"/>
        </table:table-row>
        <table:table-row table:number-rows-repeated="9" table:style-name="ro1" table:visibility="filter">
          <table:table-cell table:number-columns-repeated="8"/>
          <table:table-cell table:number-columns-repeated="16376" table:style-name="ce1"/>
        </table:table-row>
        <table:table-row table:style-name="ro1" table:visibility="filter">
          <table:table-cell table:number-columns-repeated="8"/>
          <table:table-cell office:value-type="string" table:style-name="ce1">
            <text:p><text:s/></text:p>
          </table:table-cell>
          <table:table-cell table:number-columns-repeated="16375"/>
        </table:table-row>
        <table:table-row table:number-rows-repeated="6" table:style-name="ro1" table:visibility="filter">
          <table:table-cell table:number-columns-repeated="8"/>
          <table:table-cell table:number-columns-repeated="16376" table:style-name="ce1"/>
        </table:table-row>
        <table:table-row table:number-rows-repeated="9665" table:style-name="ro1" table:visibility="filter">
          <table:table-cell table:number-columns-repeated="16384"/>
        </table:table-row>
        <table:table-row table:number-rows-repeated="1038575" table:style-name="ro1">
          <table:table-cell table:number-columns-repeated="16384"/>
        </table:table-row>
      </table:table>
      <table:database-ranges>
        <table:database-range table:target-range-address="Лист1.A1:Лист1.B10001" table:contains-header="false">
          <table:sort>
            <table:sort-by table:field-number="0"/>
            <table:sort-by table:field-number="1"/>
          </table:sort>
        </table:database-range>
        <table:database-range table:target-range-address="Лист1.E1:Лист1.F10001" table:display-filter-buttons="true">
          <table:filter>
            <table:filter-condition table:field-number="1" table:value="4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6-13T12:48:30Z</meta:creation-date>
    <dc:date>2022-06-13T14:20:07Z</dc:date>
  </office:meta>
</office:document-meta>
</file>